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7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6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8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7" table:default-cell-style-name="Default"/>
        <table:table-column table:style-name="co19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8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style-name="ce41" office:value-type="date" office:date-value="2015-11-02" calcext:value-type="date">
            <text:p>11/0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</table:table-row>
        <table:table-row table:style-name="ro9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1200)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</table:table-row>
        <table:table-row table:style-name="ro9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style-name="Default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style-name="Default"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</table:table-row>
        <table:table-row table:style-name="ro13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style-name="Default"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7200" calcext:value-type="float">
            <text:p>272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/>
          <table:table-cell table:style-name="ce17" table:formula="of:=SUM([.B24:.F24])" office:value-type="float" office:value="14600" calcext:value-type="float">
            <text:p>14600</text:p>
          </table:table-cell>
          <table:table-cell table:style-name="ce23" table:formula="of:=SUM([.B43:.F43])" office:value-type="float" office:value="1217.25490196078" calcext:value-type="float">
            <text:p>1217.2549019608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9">
          <table:table-cell table:style-name="ce41" office:value-type="date" office:date-value="2015-11-09" calcext:value-type="date">
            <text:p>11/09/15</text:p>
          </table:table-cell>
          <table:table-cell table:number-columns-repeated="5"/>
          <table:table-cell table:style-name="ce17"/>
          <table:table-cell table:style-name="ce23" table:formula="of:=SUM([.B43:.F43])" office:value-type="float" office:value="1217.25490196078" calcext:value-type="float">
            <text:p>1217.2549019608</text:p>
          </table:table-cell>
          <table:table-cell table:style-name="ce44" office:value-type="string" calcext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:.F43])" office:value-type="float" office:value="1217.25490196078" calcext:value-type="float">
            <text:p>1217.2549019608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:.F43])" office:value-type="float" office:value="1217.25490196078" calcext:value-type="float">
            <text:p>1217.2549019608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formula="of:=SUM([.B43:.F43])" office:value-type="float" office:value="1217.25490196078" calcext:value-type="float">
            <text:p>1217.2549019608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17"/>
          <table:table-cell table:formula="of:=SUM([.B43:.F43])" office:value-type="float" office:value="1217.25490196078" calcext:value-type="float">
            <text:p>1217.2549019608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17"/>
          <table:table-cell table:formula="of:=SUM([.C43:.F43])" office:value-type="float" office:value="810.588235294118" calcext:value-type="float">
            <text:p>81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17"/>
          <table:table-cell table:formula="of:=SUM([.B43:.F43])" office:value-type="float" office:value="1217.25490196078" calcext:value-type="float">
            <text:p>1217.2549019608</text:p>
          </table:table-cell>
          <table:table-cell table:style-name="ce44" office:value-type="string" calcext:value-type="string">
            <text:p>Նանե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formula="of:=SUM([.B43:.F43])" office:value-type="float" office:value="1217.25490196078" calcext:value-type="float">
            <text:p>1217.2549019608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formula="of:=SUM([.D43];[.F43])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/>
          <table:table-cell/>
          <table:table-cell table:formula="of:=SUM([.B43:.F43])" office:value-type="float" office:value="1217.25490196078" calcext:value-type="float">
            <text:p>1217.2549019608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2"/>
          <table:table-cell table:formula="of:=SUM([.B43];[.D43];[.E43];[.F43])" office:value-type="float" office:value="777.254901960784" calcext:value-type="float">
            <text:p>777.254901960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style-name="Default" table:formula="of:=SUM([.B43:.F43])" office:value-type="float" office:value="1217.25490196078" calcext:value-type="float">
            <text:p>1217.2549019608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1217.25490196078" calcext:value-type="float">
            <text:p>1217.2549019608</text:p>
          </table:table-cell>
          <table:table-cell office:value-type="string" calcext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E43])" office:value-type="float" office:value="1217.25490196078" calcext:value-type="float">
            <text:p>1217.2549019608</text:p>
          </table:table-cell>
          <table:table-cell office:value-type="string" calcext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1217.25490196078" calcext:value-type="float">
            <text:p>1217.2549019608</text:p>
          </table:table-cell>
          <table:table-cell office:value-type="string" calcext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C43];[.F43])" office:value-type="float" office:value="440" calcext:value-type="float">
            <text:p>440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1217.25490196078" calcext:value-type="float">
            <text:p>1217.2549019608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5" office:value-type="float" office:value="0" calcext:value-type="float">
            <text:p>0</text:p>
          </table:table-cell>
          <table:table-cell/>
          <table:table-cell table:style-name="ce17" table:formula="of:=SUM([.H24:.H42])" office:value-type="float" office:value="19069.4117647059" calcext:value-type="float">
            <text:p>19069.4117647059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5:52:30.86907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2T15:52:51.887372118</dc:date>
    <meta:editing-duration>P2DT7H58M58S</meta:editing-duration>
    <meta:editing-cycles>1160</meta:editing-cycles>
    <meta:generator>LibreOffice/4.2.6.3$Linux_X86_64 LibreOffice_project/420m0$Build-3</meta:generator>
    <meta:document-statistic meta:table-count="9" meta:cell-count="2708" meta:object-count="0"/>
  </office:meta>
</office:document-meta>
</file>